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paragraph-rsid="003f68ac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officeooo:paragraph-rsid="00215c28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style:text-line-through-style="none" style:text-line-through-type="none" officeooo:rsid="003925b6"/>
    </style:style>
    <style:style style:name="T7" style:family="text">
      <style:text-properties officeooo:rsid="001b2579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9f976"/>
    </style:style>
    <style:style style:name="T13" style:family="text">
      <style:text-properties officeooo:rsid="003a6f2e"/>
    </style:style>
    <style:style style:name="T14" style:family="text">
      <style:text-properties officeooo:rsid="00410719"/>
    </style:style>
    <style:style style:name="T15" style:family="text">
      <style:text-properties style:font-name="Arial" fo:font-size="11pt" officeooo:rsid="001beed8" style:font-size-asian="11pt" style:font-size-complex="11pt"/>
    </style:style>
    <style:style style:name="T16" style:family="text">
      <style:text-properties style:font-name="Arial" fo:font-size="11pt" officeooo:rsid="0022de2e" style:font-size-asian="11pt" style:font-size-complex="11pt"/>
    </style:style>
    <style:style style:name="T17" style:family="text">
      <style:text-properties style:font-name="Arial" fo:font-size="11pt" officeooo:rsid="0039f976" style:font-size-asian="11pt" style:font-size-complex="11pt"/>
    </style:style>
    <style:style style:name="T18" style:family="text">
      <style:text-properties style:font-name="Arial" fo:font-size="11pt" officeooo:rsid="00410719" style:font-size-asian="11pt" style:font-size-complex="11pt"/>
    </style:style>
    <style:style style:name="T19" style:family="text">
      <style:text-properties style:font-name="Arial" fo:font-size="11pt" officeooo:rsid="003a6f2e" style:font-size-asian="11pt" style:font-size-complex="11pt"/>
    </style:style>
    <style:style style:name="T20" style:family="text">
      <style:text-properties style:font-name="Arial" fo:font-size="11pt" style:text-underline-style="none" fo:font-weight="normal" officeooo:rsid="00410719" style:font-size-asian="11pt" style:font-size-complex="11pt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0">do text</text:p><text:p text:style-name="P10">from document(at=header, format='odt')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8"><text:text-input text:description="">self.getFoldermanagers()[0].getName2()</text:text-input><text:s/><text:text-input text:description="">self.getFoldermanagers()[0].getName1()</text:text-input>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do text if self.hasSingleApplicant()</text:p><text:p text:style-name="P10"/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do text if self.hasMultipleApplicants()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9"><text:span text:style-name="T15">Dans les </text:span><text:span text:style-name="T16">3</text:span><text:span text:style-name="T15"> jours </text:span><text:span text:style-name="T16">ouvrables</text:span><text:span text:style-name="T15"> de la présente, </text:span><text:span text:style-name="T17">les compléments</text:span><text:span text:style-name="T15"> </text:span><text:span text:style-name="T17">seront transmis </text:span><text:span text:style-name="T20">au SPW - </text:span><text:span text:style-name="T17"><text:s/>Département des Permis et Autorisations, qui vous communiquera la </text:span><text:span text:style-name="T15">complétude du dossier </text:span><text:span text:style-name="T19">ou, le cas échéant, son irrecevabilité</text:span><text:span text:style-name="T15">.</text:span>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0:56.208997059</dc:date>
    <dc:language>fr-FR</dc:language>
    <meta:editing-cycles>127</meta:editing-cycles>
    <meta:editing-duration>PT12H37M50S</meta:editing-duration>
    <meta:document-statistic meta:table-count="0" meta:image-count="0" meta:object-count="0" meta:page-count="1" meta:paragraph-count="11" meta:word-count="167" meta:character-count="1245" meta:non-whitespace-character-count="1120"/>
    <meta:user-defined meta:name="Info 1"/>
    <meta:user-defined meta:name="Info 2"/>
    <meta:user-defined meta:name="Info 3"/>
    <meta:user-defined meta:name="Info 4"/>
  </office:meta>
</office:document-meta>
</file>